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f7d49"/>
    </style:style>
    <style:style style:name="P2" style:family="paragraph" style:parent-style-name="Text_20_body">
      <style:text-properties officeooo:rsid="00112601" officeooo:paragraph-rsid="00112601"/>
    </style:style>
    <style:style style:name="P3" style:family="paragraph" style:parent-style-name="Text_20_body">
      <style:text-properties officeooo:rsid="00112601" officeooo:paragraph-rsid="00131905"/>
    </style:style>
    <style:style style:name="P4" style:family="paragraph" style:parent-style-name="Text_20_body">
      <style:text-properties officeooo:paragraph-rsid="00112601"/>
    </style:style>
    <style:style style:name="P5" style:family="paragraph" style:parent-style-name="Text_20_body">
      <style:text-properties officeooo:paragraph-rsid="00131905"/>
    </style:style>
    <style:style style:name="P6" style:family="paragraph" style:parent-style-name="Heading_20_3">
      <style:text-properties officeooo:rsid="00131905" officeooo:paragraph-rsid="00131905"/>
    </style:style>
    <style:style style:name="T1" style:family="text">
      <style:text-properties officeooo:rsid="000d6790"/>
    </style:style>
    <style:style style:name="T2" style:family="text">
      <style:text-properties officeooo:rsid="000f7d49"/>
    </style:style>
    <style:style style:name="T3" style:family="text">
      <style:text-properties officeooo:rsid="00112601"/>
    </style:style>
    <style:style style:name="T4" style:family="text">
      <style:text-properties fo:color="#800000" officeooo:rsid="000d6790"/>
    </style:style>
    <style:style style:name="T5" style:family="text">
      <style:text-properties officeooo:rsid="00131905"/>
    </style:style>
    <style:style style:name="T6" style:family="text">
      <style:text-properties officeooo:rsid="001485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1）</text:h>
      <text:p text:style-name="Text_20_body"><text:tab/>拆分与执行：</text:p>
      <text:p text:style-name="Text_20_body"><text:tab/><text:span text:style-name="T2">1判定：如果集合S(2n)中只有两个元素，返回成功。</text:span></text:p>
      <text:p text:style-name="Text_20_body"><text:tab/><text:span text:style-name="T2">2执行：</text:span></text:p>
      <text:p text:style-name="P1"><text:tab/><text:tab/>对所有点的集合S<text:span text:style-name="T1">(2n)以Y为基准做排序，</text:span>选取一个Y坐标最小的点<text:span text:style-name="T1">，如果有Y相同并列的坐标，则选取X值在中间的点。记该点为X0，其余S(2n – X0)的点分别与X0连线，然后计算每个点对应的极角，并以极角的大小为基准重新排序，极角相同值的则按距离X0的远近排序。设定一个变量tmp = 0，sum = 0，对新拍好序的集合（2n – X0）进行</text:span><text:span text:style-name="T4">出队</text:span><text:span text:style-name="T1">操作，每个出队的点进行一次判断然后sum++，如果和X0的颜色不一样则tmp + 1，否则若和X0颜色相同则tmp – 1，然后将该点送进集合S1，</text:span><text:span text:style-name="T4">进栈</text:span><text:span text:style-name="T1">。如果tmp = -1，则记录这个点，若sum &gt; n，则将最后一次记录的点(设为Y0)与X0配对，然后将S1中在Y0上面的元素全部出栈，进入S集合的队中。对剩余的S集合和S1集合进行迭代。</text:span></text:p>
      <text:p text:style-name="P4"><text:tab/>合并:合并所有结果<text:span text:style-name="T6">。</text:span></text:p>
      <text:p text:style-name="P2">时间复杂度分析：</text:p>
      <text:p text:style-name="P2"><text:tab/><text:tab/>执行阶段 o(nlg n)</text:p>
      <text:p text:style-name="P3"><text:tab/><text:tab/>递归式 T(n) = 2T(n/2) +o<text:span text:style-name="T5">（</text:span>nlg n<text:span text:style-name="T5">）</text:span></text:p>
      <text:p text:style-name="Text_20_body"><text:tab/><text:tab/>master定理不能用<text:span text:style-name="T5">，只能递归展开，老麻烦了，直接说结论 o(nlg(lg n))</text:span></text:p>
      <text:h text:style-name="P6" text:outline-level="3">2)</text:h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3-21T00:27:34.150853080</dc:date>
    <meta:editing-duration>PT33S</meta:editing-duration>
    <meta:editing-cycles>1</meta:editing-cycles>
    <meta:document-statistic meta:table-count="0" meta:image-count="0" meta:object-count="0" meta:page-count="1" meta:paragraph-count="12" meta:word-count="382" meta:character-count="499" meta:non-whitespace-character-count="461"/>
  </office:meta>
</office:document-meta>
</file>